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8" style:master-page-name="MasterPage2" style:family="paragraph" style:name="P43">
      <style:text-properties fo:color="#000000" fo:font-family="Liberation Sans" style:font-family-complex="Liberation Sans" fo:font-size="18pt" fo:language="en" fo:country="US" fo:font-weight="bold"/>
      <style:paragraph-properties fo:text-align="center"/>
    </style:style>
    <style:style style:family="text" style:name="T77">
      <style:text-properties fo:color="#000000" fo:font-family="Liberation Sans" style:font-family-complex="Liberation Sans" fo:font-size="18pt" fo:language="en" fo:country="US" fo:font-weight="bold"/>
    </style:style>
    <style:style style:family="text" style:name="T78">
      <style:text-properties fo:color="#000000" fo:font-family="Liberation Sans" style:font-family-complex="Liberation Sans" fo:font-size="18pt" fo:language="en" fo:country="US" fo:font-weight="bold"/>
    </style:style>
    <style:style style:family="text" style:name="T79">
      <style:text-properties fo:color="#000000" fo:font-family="Liberation Sans" style:font-family-complex="Liberation Sans" fo:font-size="18pt" fo:font-weight="bold"/>
    </style:style>
    <style:style style:parent-style-name="684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83">
      <style:text-properties fo:color="#000000" fo:font-family="Liberation Serif" style:font-family-complex="Liberation Serif" fo:font-size="12pt" fo:language="en" fo:country="US" fo:font-weight="normal"/>
    </style:style>
    <style:style style:family="text" style:name="T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85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87">
      <style:text-properties fo:color="#000000" fo:font-family="Liberation Serif" style:font-family-complex="Liberation Serif" fo:font-size="12pt" fo:language="en" fo:country="US" fo:font-weight="normal"/>
    </style:style>
    <style:style style:family="text" style:name="T88">
      <style:text-properties fo:color="#000000" fo:font-family="Liberation Serif" style:font-family-complex="Liberation Serif" fo:font-size="12pt" fo:language="en" fo:country="US" fo:font-weight="normal"/>
    </style:style>
    <style:style style:family="text" style:name="T89">
      <style:text-properties fo:color="#000000" fo:font-family="Liberation Serif" style:font-family-complex="Liberation Serif" fo:font-size="12pt" fo:language="en" fo:country="US" fo:font-weight="normal"/>
    </style:style>
    <style:style style:family="text" style:name="T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91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94">
      <style:text-properties fo:color="#000000" fo:font-family="Liberation Serif" style:font-family-complex="Liberation Serif" fo:font-size="12pt" fo:language="en" fo:country="US" fo:font-weight="normal"/>
    </style:style>
    <style:style style:family="text" style:name="T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96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0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6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1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6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1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2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4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9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4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8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5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4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0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4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8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3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4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1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6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1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2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6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2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0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2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8">
      <style:text-properties fo:color="#000000" fo:font-family="Liberation Serif" style:font-family-complex="Liberation Serif" fo:font-size="12pt" fo:language="en" fo:country="US" fo:font-weight="normal"/>
    </style:style>
    <style:style style:family="text" style:name="T2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2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8">
      <style:text-properties fo:color="#000000" fo:font-family="Liberation Serif" style:font-family-complex="Liberation Serif" fo:font-size="12pt" fo:language="en" fo:country="US" fo:font-weight="normal"/>
    </style:style>
    <style:style style:family="text" style:name="T22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2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3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5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237">
      <style:text-properties fo:color="#000000" fo:font-family="Liberation Serif" style:font-family-complex="Liberation Serif" fo:font-size="12pt" fo:font-weight="normal"/>
    </style:style>
    <style:style style:parent-style-name="684" style:family="paragraph" style:name="P7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8">
      <style:text-properties fo:color="#000000" fo:font-family="Liberation Serif" style:font-family-complex="Liberation Serif" fo:font-size="12pt" fo:language="en" fo:country="US" fo:font-weight="bold"/>
    </style:style>
    <style:style style:family="text" style:name="T239">
      <style:text-properties fo:color="#000000" fo:font-family="Liberation Serif" style:font-family-complex="Liberation Serif" fo:font-size="12pt" fo:language="en" fo:country="US" fo:font-weight="bold"/>
    </style:style>
    <style:style style:family="text" style:name="T240">
      <style:text-properties fo:color="#000000" fo:font-family="Liberation Serif" style:font-family-complex="Liberation Serif" fo:font-size="12pt" fo:font-weight="bold"/>
    </style:style>
  </office:automatic-styles>
  <office:body>
    <office:text text:use-soft-page-breaks="true">
      <text:list>
        <text:list-item>
          <text:p text:style-name="P43"><text:span text:style-name="T77"><text:tab/>Website Software Versions</text:span><text:span text:style-name="T78"/><text:span text:style-name="T79"/></text:p>
        </text:list-item>
      </text:list>
      <text:p text:style-name="P44"><text:span text:style-name="T80">Active Presenter: </text:span><text:span text:style-name="T81">9.</text:span><text:span text:style-name="T82">1.</text:span><text:span text:style-name="T83">3</text:span><text:span text:style-name="T84"/><text:span text:style-name="T85"/></text:p>
      <text:p text:style-name="P45"><text:span text:style-name="T86">LibreOffice: </text:span><text:span text:style-name="T87">7.</text:span><text:span text:style-name="T88">6.</text:span><text:span text:style-name="T89">4</text:span><text:span text:style-name="T90"/><text:span text:style-name="T91"/></text:p>
      <text:p text:style-name="P46"><text:span text:style-name="T92">Thunderbird: </text:span><text:span text:style-name="T93">1</text:span><text:span text:style-name="T94">15.</text:span><text:span text:style-name="T95">6.0</text:span><text:span text:style-name="T96"/></text:p>
      <text:p text:style-name="P47"><text:span text:style-name="T97">VLC: 3.0.</text:span><text:span text:style-name="T98">20</text:span><text:span text:style-name="T99"/><text:span text:style-name="T100"/></text:p>
      <text:p text:style-name="P48"><text:span text:style-name="T101">DVDStyler: 3.</text:span><text:span text:style-name="T102">2.</text:span><text:span text:style-name="T103">1</text:span><text:span text:style-name="T104"><text:tab/></text:span><text:span text:style-name="T105"/><text:span text:style-name="T106"/></text:p>
      <text:p text:style-name="P49"><text:span text:style-name="T107">GIMP: 2.10.</text:span><text:span text:style-name="T108">3</text:span><text:span text:style-name="T109">6</text:span><text:span text:style-name="T110"/><text:span text:style-name="T111"/></text:p>
      <text:p text:style-name="P50"><text:span text:style-name="T112">OpenShot: </text:span><text:span text:style-name="T113">3.</text:span><text:span text:style-name="T114">1.1</text:span><text:span text:style-name="T115"/><text:span text:style-name="T116"/></text:p>
      <text:p text:style-name="P51"><text:span text:style-name="T117">Audacity: </text:span><text:span text:style-name="T118">3.</text:span><text:span text:style-name="T119">4.2</text:span><text:span text:style-name="T120"/><text:span text:style-name="T121"/></text:p>
      <text:p text:style-name="P52"><text:span text:style-name="T122">Paint.net: </text:span><text:span text:style-name="T123">5.0</text:span><text:span text:style-name="T124">1</text:span><text:span text:style-name="T125">2</text:span><text:span text:style-name="T126"/><text:span text:style-name="T127"/></text:p>
      <text:p text:style-name="P53"><text:span text:style-name="T128">MakeMKV: 1.1</text:span><text:span text:style-name="T129">7.</text:span><text:span text:style-name="T130">5</text:span><text:span text:style-name="T131"/><text:span text:style-name="T132"/></text:p>
      <text:p text:style-name="P54"><text:span text:style-name="T133">SMPlayer: </text:span><text:span text:style-name="T134">2</text:span><text:span text:style-name="T135">3.6</text:span><text:span text:style-name="T136"/><text:span text:style-name="T137"/></text:p>
      <text:p text:style-name="P55"><text:span text:style-name="T138">Kdenlive: </text:span><text:span text:style-name="T139">2</text:span><text:span text:style-name="T140">3.0</text:span><text:span text:style-name="T141">8.</text:span><text:span text:style-name="T142">4</text:span><text:span text:style-name="T143"/><text:span text:style-name="T144"/></text:p>
      <text:p text:style-name="P56"><text:span text:style-name="T145">Rocky Linux: </text:span><text:span text:style-name="T146">9.</text:span><text:span text:style-name="T147">3</text:span><text:span text:style-name="T148"/><text:span text:style-name="T149"/></text:p>
      <text:p text:style-name="P57"><text:span text:style-name="T150">Ubuntu Server: 2</text:span><text:span text:style-name="T151">2.04.</text:span><text:span text:style-name="T152">3</text:span><text:span text:style-name="T153"/><text:span text:style-name="T154"/></text:p>
      <text:p text:style-name="P58"><text:span text:style-name="T155">Fedora: 3</text:span><text:span text:style-name="T156">9</text:span><text:span text:style-name="T157"/><text:span text:style-name="T158"/></text:p>
      <text:p text:style-name="P59"><text:span text:style-name="T159">Linux Mint: </text:span><text:span text:style-name="T160">2</text:span><text:span text:style-name="T161">1.</text:span><text:span text:style-name="T162">2</text:span><text:span text:style-name="T163"/><text:span text:style-name="T164"/></text:p>
      <text:p text:style-name="P60"><text:span text:style-name="T165">Kubuntu: </text:span><text:span text:style-name="T166">2</text:span><text:span text:style-name="T167">2.04.</text:span><text:span text:style-name="T168">3</text:span><text:span text:style-name="T169"/><text:span text:style-name="T170"/></text:p>
      <text:p text:style-name="P61"><text:span text:style-name="T171">Fedora lxqt: 3</text:span><text:span text:style-name="T172">9</text:span><text:span text:style-name="T173"/><text:span text:style-name="T174"/></text:p>
      <text:p text:style-name="P62"><text:span text:style-name="T175">Arch: </text:span><text:span text:style-name="T176">12-1-23</text:span><text:span text:style-name="T177"/><text:span text:style-name="T178"/></text:p>
      <text:p text:style-name="P63"><text:span text:style-name="T179">Debian (Stable): 1</text:span><text:span text:style-name="T180">2.</text:span><text:span text:style-name="T181">4</text:span><text:span text:style-name="T182"/><text:span text:style-name="T183"/></text:p>
      <text:p text:style-name="P64"><text:span text:style-name="T184">OpenSuse (Leap): 15.</text:span><text:span text:style-name="T185">5</text:span><text:span text:style-name="T186"/><text:span text:style-name="T187"/></text:p>
      <text:p text:style-name="P65"><text:span text:style-name="T188">Visual Studio: 20</text:span><text:span text:style-name="T189">22<text:tab/></text:span><text:span text:style-name="T190"/><text:span text:style-name="T191"/></text:p>
      <text:p text:style-name="P66"><text:span text:style-name="T192">FileZilla Client: 3.</text:span><text:span text:style-name="T193">6</text:span><text:span text:style-name="T194">6.4</text:span><text:span text:style-name="T195"/><text:span text:style-name="T196"/></text:p>
      <text:p text:style-name="P67"><text:span text:style-name="T197">Notepad ++: </text:span><text:span text:style-name="T198">8.6</text:span><text:span text:style-name="T199"><text:tab/></text:span><text:span text:style-name="T200"/><text:span text:style-name="T201"/></text:p>
      <text:p text:style-name="P68"><text:span text:style-name="T202">Brackets: </text:span><text:span text:style-name="T203">Pre-Release </text:span><text:span text:style-name="T204">2.</text:span><text:span text:style-name="T205">1.2</text:span><text:span text:style-name="T206"/><text:span text:style-name="T207"/></text:p>
      <text:p text:style-name="P69"><text:span text:style-name="T208">Rufus: </text:span><text:span text:style-name="T209">4.</text:span><text:span text:style-name="T210">3<text:tab/></text:span><text:span text:style-name="T211"/><text:span text:style-name="T212"/></text:p>
      <text:p text:style-name="P70"><text:span text:style-name="T213">VirtualBox: </text:span><text:span text:style-name="T214">7.0.</text:span><text:span text:style-name="T215">12</text:span><text:span text:style-name="T216"/><text:span text:style-name="T217"/></text:p>
      <text:p text:style-name="P71"><text:span text:style-name="T218">Sharex: </text:span><text:span text:style-name="T219">1</text:span><text:span text:style-name="T220">5.0.0</text:span><text:span text:style-name="T221"/><text:span text:style-name="T222"/></text:p>
      <text:p text:style-name="P72"><text:span text:style-name="T223">XDM:</text:span><text:span text:style-name="T224"><text:s/></text:span><text:span text:style-name="T225">2018</text:span><text:span text:style-name="T226"/><text:span text:style-name="T227"/></text:p>
      <text:p text:style-name="P73"><text:span text:style-name="T228">Vivaldi: </text:span><text:span text:style-name="T229">6.</text:span><text:span text:style-name="T230">5</text:span><text:span text:style-name="T231"/><text:span text:style-name="T232"/></text:p>
      <text:p text:style-name="P74"><text:span text:style-name="T233">7-zip: </text:span><text:span text:style-name="T234">2</text:span><text:span text:style-name="T235">3.01</text:span><text:span text:style-name="T236"/><text:span text:style-name="T237"/></text:p>
      <text:p text:style-name="P75"><text:span text:style-name="T238"/><text:span text:style-name="T239"/><text:span text:style-name="T2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>
      <style:paragraph-properties/>
    </style:style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  <style:paragraph-properties/>
    </style:style>
    <style:style style:parent-style-name="619" style:display-name="DStyle_text" style:family="text" style:name="621">
      <style:paragraph-properties/>
    </style:style>
    <style:style style:parent-style-name="619" style:display-name="DStyle_text" style:family="text" style:name="622">
      <style:paragraph-properties/>
    </style:style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  <style:paragraph-properties/>
    </style:style>
    <style:style style:parent-style-name="619" style:display-name="DStyle_text" style:family="text" style:name="625">
      <style:paragraph-properties/>
    </style:style>
    <style:style style:parent-style-name="624" style:display-name="Normal" style:family="paragraph" style:name="626">
      <style:paragraph-properties/>
    </style:style>
    <style:style style:parent-style-name="619" style:display-name="Heading 1 Char" style:family="text" style:name="627">
      <style:text-properties fo:font-family="Arial" style:font-family-complex="Arial" fo:font-size="20pt"/>
      <style:paragraph-properties/>
    </style:style>
    <style:style style:parent-style-name="626" style:display-name="Heading 2" style:family="paragraph" style:name="628">
      <style:text-properties fo:font-family="Arial" style:font-family-complex="Arial" fo:font-size="17pt"/>
      <style:paragraph-properties fo:margin-top="18pt" fo:margin-bottom="10pt"/>
    </style:style>
    <style:style style:parent-style-name="619" style:display-name="Heading 2 Char" style:family="text" style:name="629">
      <style:text-properties fo:font-family="Arial" style:font-family-complex="Arial" fo:font-size="17pt"/>
      <style:paragraph-properties/>
    </style:style>
    <style:style style:parent-style-name="626" style:display-name="Heading 3" style:family="paragraph" style:name="630">
      <style:text-properties fo:font-family="Arial" style:font-family-complex="Arial" fo:font-size="15pt"/>
      <style:paragraph-properties fo:margin-top="16pt" fo:margin-bottom="10pt"/>
    </style:style>
    <style:style style:parent-style-name="619" style:display-name="Heading 3 Char" style:family="text" style:name="631">
      <style:text-properties fo:font-family="Arial" style:font-family-complex="Arial" fo:font-size="15pt"/>
      <style:paragraph-properties/>
    </style:style>
    <style:style style:parent-style-name="626" style:display-name="Heading 4" style:family="paragraph" style:name="632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3">
      <style:text-properties fo:font-family="Arial" style:font-family-complex="Arial" fo:font-size="13pt" fo:font-weight="bold"/>
      <style:paragraph-properties/>
    </style:style>
    <style:style style:parent-style-name="626" style:display-name="Heading 5" style:family="paragraph" style:name="634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5">
      <style:text-properties fo:font-family="Arial" style:font-family-complex="Arial" fo:font-size="12pt" fo:font-weight="bold"/>
      <style:paragraph-properties/>
    </style:style>
    <style:style style:parent-style-name="626" style:display-name="Heading 6" style:family="paragraph" style:name="636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7">
      <style:text-properties fo:font-family="Arial" style:font-family-complex="Arial" fo:font-size="11pt" fo:font-weight="bold"/>
      <style:paragraph-properties/>
    </style:style>
    <style:style style:parent-style-name="626" style:display-name="Heading 7" style:family="paragraph" style:name="6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9">
      <style:text-properties fo:font-family="Arial" style:font-family-complex="Arial" fo:font-size="11pt" fo:font-style="italic" fo:font-weight="bold"/>
      <style:paragraph-properties/>
    </style:style>
    <style:style style:parent-style-name="626" style:display-name="Heading 8" style:family="paragraph" style:name="640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41">
      <style:text-properties fo:font-family="Arial" style:font-family-complex="Arial" fo:font-size="11pt" fo:font-style="italic"/>
      <style:paragraph-properties/>
    </style:style>
    <style:style style:parent-style-name="626" style:display-name="Heading 9" style:family="paragraph" style:name="6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3">
      <style:text-properties fo:font-family="Arial" style:font-family-complex="Arial" fo:font-size="10.5pt" fo:font-style="italic"/>
      <style:paragraph-properties/>
    </style:style>
    <style:style style:parent-style-name="626" style:display-name="List Paragraph" style:family="paragraph" style:name="644">
      <style:paragraph-properties fo:margin-left="1.27cm" fo:margin-right="0cm" fo:text-indent="0cm"/>
    </style:style>
    <style:style style:parent-style-name="624" style:display-name="No Spacing" style:family="paragraph" style:name="645">
      <style:paragraph-properties fo:line-height="100%" fo:margin-top="0pt" fo:margin-bottom="0pt"/>
    </style:style>
    <style:style style:parent-style-name="626" style:display-name="Title" style:family="paragraph" style:name="646">
      <style:text-properties fo:font-size="24pt"/>
      <style:paragraph-properties fo:margin-top="15pt" fo:margin-bottom="10pt"/>
    </style:style>
    <style:style style:parent-style-name="619" style:display-name="Title Char" style:family="text" style:name="647">
      <style:text-properties fo:font-size="24pt"/>
      <style:paragraph-properties/>
    </style:style>
    <style:style style:parent-style-name="626" style:display-name="Subtitle" style:family="paragraph" style:name="648">
      <style:text-properties fo:font-size="12pt"/>
      <style:paragraph-properties fo:margin-top="10pt" fo:margin-bottom="10pt"/>
    </style:style>
    <style:style style:parent-style-name="619" style:display-name="Subtitle Char" style:family="text" style:name="649">
      <style:text-properties fo:font-size="12pt"/>
      <style:paragraph-properties/>
    </style:style>
    <style:style style:parent-style-name="626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51">
      <style:text-properties fo:font-style="italic"/>
      <style:paragraph-properties/>
    </style:style>
    <style:style style:parent-style-name="626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3">
      <style:text-properties fo:font-style="italic"/>
      <style:paragraph-properties/>
    </style:style>
    <style:style style:parent-style-name="626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5">
      <style:paragraph-properties/>
    </style:style>
    <style:style style:parent-style-name="626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7">
      <style:paragraph-properties/>
    </style:style>
    <style:style style:parent-style-name="619" style:display-name="Caption Char" style:family="text" style:name="658">
      <style:paragraph-properties/>
    </style:style>
    <style:style style:parent-style-name="619" style:display-name="Hyperlink" style:family="text" style:name="659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19" style:display-name="Internet link" style:family="text" style:name="6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6" style:display-name="footnote text" style:family="paragraph" style:name="664">
      <style:text-properties fo:font-size="9pt"/>
      <style:paragraph-properties fo:line-height="100%" fo:margin-bottom="2pt"/>
    </style:style>
    <style:style style:parent-style-name="619" style:display-name="Footnote Text Char" style:family="text" style:name="665">
      <style:text-properties fo:font-size="9pt"/>
      <style:paragraph-properties/>
    </style:style>
    <style:style style:parent-style-name="619" style:display-name="footnote reference" style:family="text" style:name="666">
      <style:text-properties style:text-position="super 58%"/>
      <style:paragraph-properties/>
    </style:style>
    <style:style style:parent-style-name="626" style:display-name="endnote text" style:family="paragraph" style:name="667">
      <style:text-properties fo:font-size="10pt"/>
      <style:paragraph-properties fo:line-height="100%" fo:margin-bottom="0pt"/>
    </style:style>
    <style:style style:parent-style-name="619" style:display-name="Endnote Text Char" style:family="text" style:name="668">
      <style:text-properties fo:font-size="10pt"/>
      <style:paragraph-properties/>
    </style:style>
    <style:style style:parent-style-name="619" style:display-name="endnote reference" style:family="text" style:name="669">
      <style:text-properties style:text-position="super 58%"/>
      <style:paragraph-properties/>
    </style:style>
    <style:style style:parent-style-name="626" style:display-name="toc 1" style:family="paragraph" style:name="670">
      <style:paragraph-properties fo:margin-left="0cm" fo:margin-right="0cm" fo:text-indent="0cm" fo:margin-bottom="2.85pt"/>
    </style:style>
    <style:style style:parent-style-name="626" style:display-name="toc 2" style:family="paragraph" style:name="671">
      <style:paragraph-properties fo:margin-left="0.4992cm" fo:margin-right="0cm" fo:text-indent="0cm" fo:margin-bottom="2.85pt"/>
    </style:style>
    <style:style style:parent-style-name="626" style:display-name="toc 3" style:family="paragraph" style:name="672">
      <style:paragraph-properties fo:margin-left="1cm" fo:margin-right="0cm" fo:text-indent="0cm" fo:margin-bottom="2.85pt"/>
    </style:style>
    <style:style style:parent-style-name="626" style:display-name="toc 4" style:family="paragraph" style:name="673">
      <style:paragraph-properties fo:margin-left="1.499cm" fo:margin-right="0cm" fo:text-indent="0cm" fo:margin-bottom="2.85pt"/>
    </style:style>
    <style:style style:parent-style-name="626" style:display-name="toc 5" style:family="paragraph" style:name="674">
      <style:paragraph-properties fo:margin-left="2cm" fo:margin-right="0cm" fo:text-indent="0cm" fo:margin-bottom="2.85pt"/>
    </style:style>
    <style:style style:parent-style-name="626" style:display-name="toc 6" style:family="paragraph" style:name="675">
      <style:paragraph-properties fo:margin-left="2.5cm" fo:margin-right="0cm" fo:text-indent="0cm" fo:margin-bottom="2.85pt"/>
    </style:style>
    <style:style style:parent-style-name="626" style:display-name="toc 7" style:family="paragraph" style:name="676">
      <style:paragraph-properties fo:margin-left="3.001cm" fo:margin-right="0cm" fo:text-indent="0cm" fo:margin-bottom="2.85pt"/>
    </style:style>
    <style:style style:parent-style-name="626" style:display-name="toc 8" style:family="paragraph" style:name="677">
      <style:paragraph-properties fo:margin-left="3.5cm" fo:margin-right="0cm" fo:text-indent="0cm" fo:margin-bottom="2.85pt"/>
    </style:style>
    <style:style style:parent-style-name="626" style:display-name="toc 9" style:family="paragraph" style:name="678">
      <style:paragraph-properties fo:margin-left="4.001cm" fo:margin-right="0cm" fo:text-indent="0cm" fo:margin-bottom="2.85pt"/>
    </style:style>
    <style:style style:parent-style-name="624" style:display-name="TOC Heading" style:family="paragraph" style:name="679">
      <style:paragraph-properties/>
    </style:style>
    <style:style style:parent-style-name="626" style:display-name="table of figures" style:family="paragraph" style:name="680">
      <style:paragraph-properties fo:margin-bottom="0pt"/>
    </style:style>
    <style:style style:parent-style-name="623" style:class="default" style:display-name="DStyle_paragraph" style:family="paragraph" style:name="681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81" style:display-name="Standard" style:family="paragraph" style:name="682">
      <style:text-properties/>
      <style:paragraph-properties/>
    </style:style>
    <style:style style:parent-style-name="682" style:display-name="Heading" style:family="paragraph" style:name="683">
      <style:text-properties fo:font-family="Liberation Sans" style:font-family-complex="Liberation Sans" fo:font-size="14pt"/>
      <style:paragraph-properties fo:margin-top="12pt" fo:margin-bottom="6pt"/>
    </style:style>
    <style:style style:parent-style-name="682" style:display-name="Text body" style:family="paragraph" style:name="684">
      <style:text-properties/>
      <style:paragraph-properties fo:line-height="115%" fo:margin-top="0pt" fo:margin-bottom="7pt"/>
    </style:style>
    <style:style style:parent-style-name="684" style:display-name="List" style:family="paragraph" style:name="685">
      <style:paragraph-properties/>
    </style:style>
    <style:style style:parent-style-name="682" style:display-name="Caption" style:family="paragraph" style:name="686">
      <style:text-properties fo:font-size="12pt" fo:font-style="italic"/>
      <style:paragraph-properties fo:margin-top="6pt" fo:margin-bottom="6pt"/>
    </style:style>
    <style:style style:parent-style-name="682" style:display-name="Index" style:family="paragraph" style:name="687">
      <style:paragraph-properties/>
    </style:style>
    <style:style style:parent-style-name="683" style:display-name="Heading 1" style:family="paragraph" style:name="688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689">
      <style:paragraph-properties/>
    </style:style>
    <style:style style:parent-style-name="619" style:display-name="T1" style:family="text" style:name="690">
      <style:paragraph-properties/>
    </style:style>
    <style:style style:parent-style-name="619" style:display-name="T2" style:family="text" style:name="691">
      <style:paragraph-properties/>
    </style:style>
    <style:style style:parent-style-name="619" style:display-name="T3" style:family="text" style:name="692">
      <style:paragraph-properties/>
    </style:style>
    <style:style style:parent-style-name="619" style:display-name="T4" style:family="text" style:name="693">
      <style:paragraph-properties/>
    </style:style>
    <style:style style:parent-style-name="619" style:display-name="T5" style:family="text" style:name="694">
      <style:paragraph-properties/>
    </style:style>
    <style:style style:parent-style-name="619" style:display-name="T6" style:family="text" style:name="695">
      <style:paragraph-properties/>
    </style:style>
    <style:style style:parent-style-name="619" style:display-name="T7" style:family="text" style:name="696">
      <style:paragraph-properties/>
    </style:style>
    <style:style style:parent-style-name="619" style:display-name="T8" style:family="text" style:name="697">
      <style:paragraph-properties/>
    </style:style>
    <style:style style:parent-style-name="619" style:display-name="T9" style:family="text" style:name="698">
      <style:paragraph-properties/>
    </style:style>
    <style:style style:parent-style-name="619" style:display-name="T1" style:family="text" style:name="699">
      <style:paragraph-properties/>
    </style:style>
    <style:style style:parent-style-name="619" style:display-name="T2" style:family="text" style:name="700">
      <style:paragraph-properties/>
    </style:style>
    <style:style style:parent-style-name="619" style:display-name="T3" style:family="text" style:name="701">
      <style:paragraph-properties/>
    </style:style>
    <style:style style:parent-style-name="619" style:display-name="T4" style:family="text" style:name="702">
      <style:paragraph-properties/>
    </style:style>
    <style:style style:parent-style-name="619" style:display-name="T5" style:family="text" style:name="703">
      <style:paragraph-properties/>
    </style:style>
    <style:style style:parent-style-name="619" style:display-name="T6" style:family="text" style:name="704">
      <style:paragraph-properties/>
    </style:style>
    <style:style style:parent-style-name="619" style:display-name="T7" style:family="text" style:name="705">
      <style:paragraph-properties/>
    </style:style>
    <style:style style:parent-style-name="619" style:display-name="T8" style:family="text" style:name="706">
      <style:paragraph-properties/>
    </style:style>
    <style:style style:parent-style-name="619" style:display-name="T9" style:family="text" style:name="707">
      <style:paragraph-properties/>
    </style:style>
    <style:style style:parent-style-name="619" style:display-name="T1" style:family="text" style:name="708">
      <style:paragraph-properties/>
    </style:style>
    <style:style style:parent-style-name="619" style:display-name="T2" style:family="text" style:name="709">
      <style:paragraph-properties/>
    </style:style>
    <style:style style:parent-style-name="619" style:display-name="T3" style:family="text" style:name="710">
      <style:paragraph-properties/>
    </style:style>
    <style:style style:parent-style-name="619" style:display-name="T4" style:family="text" style:name="711">
      <style:paragraph-properties/>
    </style:style>
    <style:style style:parent-style-name="619" style:display-name="T5" style:family="text" style:name="712">
      <style:paragraph-properties/>
    </style:style>
    <style:style style:parent-style-name="619" style:display-name="T6" style:family="text" style:name="713">
      <style:paragraph-properties/>
    </style:style>
    <style:style style:parent-style-name="619" style:display-name="T7" style:family="text" style:name="714">
      <style:paragraph-properties/>
    </style:style>
    <style:style style:parent-style-name="619" style:display-name="T8" style:family="text" style:name="715">
      <style:paragraph-properties/>
    </style:style>
    <style:style style:parent-style-name="619" style:display-name="T9" style:family="text" style:name="716">
      <style:paragraph-properties/>
    </style:style>
    <style:style style:parent-style-name="619" style:display-name="T1" style:family="text" style:name="717">
      <style:paragraph-properties/>
    </style:style>
    <style:style style:parent-style-name="619" style:display-name="T2" style:family="text" style:name="718">
      <style:paragraph-properties/>
    </style:style>
    <style:style style:parent-style-name="619" style:display-name="T3" style:family="text" style:name="719">
      <style:paragraph-properties/>
    </style:style>
    <style:style style:parent-style-name="619" style:display-name="T4" style:family="text" style:name="720">
      <style:paragraph-properties/>
    </style:style>
    <style:style style:parent-style-name="619" style:display-name="T5" style:family="text" style:name="721">
      <style:paragraph-properties/>
    </style:style>
    <style:style style:parent-style-name="619" style:display-name="T6" style:family="text" style:name="722">
      <style:paragraph-properties/>
    </style:style>
    <style:style style:parent-style-name="619" style:display-name="T7" style:family="text" style:name="723">
      <style:paragraph-properties/>
    </style:style>
    <style:style style:parent-style-name="619" style:display-name="T8" style:family="text" style:name="724">
      <style:paragraph-properties/>
    </style:style>
    <style:style style:parent-style-name="619" style:display-name="T9" style:family="text" style:name="72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